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Oseledec_theorem" xlink:type="simple">Oselede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58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8:46:20.810297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3T19:08:38.002100456</dc:date>
    <meta:editing-duration>PT21H35M55S</meta:editing-duration>
    <meta:editing-cycles>737</meta:editing-cycles>
    <meta:generator>LibreOffice/7.1.5.2$Linux_X86_64 LibreOffice_project/10$Build-2</meta:generator>
    <meta:document-statistic meta:table-count="8" meta:cell-count="2721" meta:object-count="0"/>
  </office:meta>
</office:document-meta>
</file>